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30F00001B4A8EB955F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4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style:font-name="Times New Roman1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1.217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4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2.039cm"/>
        </style:tab-stops>
      </style:paragraph-properties>
      <style:text-properties style:font-name="Times New Roman1" fo:font-size="14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2.197cm"/>
        </style:tab-stops>
      </style:paragraph-properties>
      <style:text-properties style:font-name="Times New Roman1" fo:font-size="14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2.224cm"/>
        </style:tab-stops>
      </style:paragraph-properties>
      <style:text-properties style:font-name="Times New Roman1" fo:font-size="14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6.826cm"/>
        </style:tab-stops>
      </style:paragraph-properties>
      <style:text-properties style:font-name="Times New Roman1" fo:font-size="14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1" fo:font-size="14pt" fo:language="en" fo:country="US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 style:list-style-name="">
      <style:paragraph-properties style:text-autospace="none"/>
      <style:text-properties fo:color="#000000" fo:font-size="14pt" style:font-size-asian="14pt" style:font-size-complex="14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4pt" fo:language="ru" fo:country="RU"/>
    </style:style>
    <style:style style:name="T1" style:family="text">
      <style:text-properties fo:language="en" fo:country="US" fo:font-style="italic" style:font-style-asian="italic" style:font-style-complex="italic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style:font-name="Times New Roman1" fo:language="ru" fo:country="RU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" style:family="text">
      <style:text-properties style:font-name="Times New Roman1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font-weight="bold"/>
    </style:style>
    <style:style style:name="T7" style:family="text">
      <style:text-properties style:language-asian="zxx" style:country-asian="none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none" fo:country="none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ТСТВО ПО ОБРАЗОВАНИЮ</text:p>
      <text:p text:style-name="P1">ГОСУДАРСТВЕННОЕ ОБРАЗОВАТЕЛЬНОЕ УЧРЕЖДЕНИЕ</text:p>
      <text:p text:style-name="P1">ВЫСШЕГО ПРОФЕССИОНАЛЬНОГО ОБРАЗОВАНИЯ</text:p>
      <text:p text:style-name="P1">ВЯТСКИЙ ГОСУДАРСТВЕННЫЙ УНИВЕРСИТЕТ</text:p>
      <text:p text:style-name="P1">ФАКУЛЬТЕТ ПРИКЛАДНОЙ МАТЕМАТИКИ И ТЕЛЕКОММУНИКАЦИЙ</text:p>
      <text:p text:style-name="P1">КАФЕДРА ПРИКЛАДНОЙ МАТЕМАТИКИ И ТЕЛЕКОММУНИКАЦИ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Отчёт по лабораторной работе №2</text:p>
      <text:p text:style-name="P1">По дисциплине «Практикум на ЭВМ»</text:p>
      <text:p text:style-name="P1">Тема: «Калькулятор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 <text:s text:c="17"/>студент группы ПМ-11_________________Кислицын И.К.</text:p>
      <text:p text:style-name="P2">Проверил: <text:s text:c="13"/>преподаватель кафедры ПМ и И______________Минина И.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ров 2010</text:p>
      <text:p text:style-name="P7">Цель работы</text:p>
      <text:p text:style-name="P3"/>
      <text:p text:style-name="P19">Разработать в среде Visual Studio проект, который реализует работу калькулятора </text:p>
      <text:p text:style-name="P8"><text:s/></text:p>
      <text:p text:style-name="P20">Задание</text:p>
      <text:p text:style-name="P18"><text:tab/>Вычисления должны производиться по нажатию кнопок и функциональных клавиш (+, -, /, *, =). Обработать многократные вычисления и ввод некорректных данных. Обратить внимание на минимизацию кода, использования функций и его эффективность </text:p>
      <text:p text:style-name="P4"/>
      <text:p text:style-name="P4"/>
      <text:p text:style-name="P4">Листинг программы</text:p>
      <text:p text:style-name="P3"/>
      <text:p text:style-name="P5">/<text:span text:style-name="T2">/</text:span>calc.h</text:p>
      <text:p text:style-name="P5">//<text:span text:style-name="T2">Глобальные переменные:</text:span></text:p>
      <text:p text:style-name="P16"><text:span text:style-name="T9">long double first = 0,<text:tab/><text:tab/><text:tab/></text:span><text:span text:style-name="T2">//</text:span><text:span text:style-name="T3">первый операнд</text:span></text:p>
      <text:p text:style-name="P16"><text:span text:style-name="T9"><text:tab/><text:tab/> tt = 0;<text:tab/><text:tab/><text:tab/></text:span><text:span text:style-name="T2">//</text:span><text:span text:style-name="T3">второй операнд</text:span></text:p>
      <text:p text:style-name="P17"><text:span text:style-name="T9">int point = 1, <text:tab/><text:tab/><text:tab/><text:tab/></text:span><text:span text:style-name="T2">//</text:span><text:span text:style-name="T3">отвечает за очистку </text:span><text:span text:style-name="T1">text box</text:span></text:p>
      <text:p text:style-name="P17"><text:span text:style-name="T9"><text:tab/>ptr2 = 0, <text:tab/><text:tab/><text:tab/><text:tab/></text:span><text:span text:style-name="T2">//</text:span><text:span text:style-name="T3">отвечает за очистку данных после равенства</text:span></text:p>
      <text:p text:style-name="P17"><text:span text:style-name="T9"><text:tab/>act = 0, <text:tab/><text:tab/><text:tab/><text:tab/></text:span><text:span text:style-name="T2">//</text:span><text:span text:style-name="T3">отвечает за знак операции</text:span></text:p>
      <text:p text:style-name="P17"><text:span text:style-name="T9"><text:tab/>gg = 1,<text:tab/><text:tab/><text:tab/><text:tab/></text:span><text:span text:style-name="T2">//</text:span><text:span text:style-name="T3">отвечает за наличие запятой</text:span></text:p>
      <text:p text:style-name="P17"><text:span text:style-name="T9"><text:tab/> zn = 0, <text:tab/><text:tab/><text:tab/><text:tab/></text:span><text:span text:style-name="T2">//</text:span><text:span text:style-name="T3">отвечает за многокр. нажатие знака опер-и</text:span></text:p>
      <text:p text:style-name="P17"><text:span text:style-name="T9"><text:tab/>to = 0, <text:tab/><text:tab/><text:tab/><text:tab/></text:span><text:span text:style-name="T2">//</text:span><text:span text:style-name="T3">отвечает за многократное нажатие рав-ва</text:span></text:p>
      <text:p text:style-name="P17"><text:span text:style-name="T9"><text:tab/>pre = -1;<text:tab/><text:tab/><text:tab/><text:tab/></text:span><text:span text:style-name="T2">//</text:span><text:span text:style-name="T3">отвечает за операции при вводе с клавиатуры</text:span></text:p>
      <text:p text:style-name="P5">private: System::Void b1_Click(System::Object^ <text:s/>sender, System::EventArgs^ <text:s/>e) </text:p>
      <text:p text:style-name="P5"><text:tab/> {</text:p>
      <text:p text:style-name="P5"><text:tab/><text:tab/>Button^ b= dynamic_cast &lt;Button^&gt; (sender);</text:p>
      <text:p text:style-name="P5"><text:tab/><text:tab/>if((!ptr2) &amp;&amp; (gg))</text:p>
      <text:p text:style-name="P5"><text:tab/><text:tab/>{</text:p>
      <text:p text:style-name="P5"><text:tab/><text:tab/><text:tab/>act = 0;</text:p>
      <text:p text:style-name="P5"><text:tab/><text:tab/><text:tab/>first = 0;</text:p>
      <text:p text:style-name="P5"><text:tab/><text:tab/><text:tab/>ptr2 = 1;</text:p>
      <text:p text:style-name="P5"><text:tab/><text:tab/><text:tab/>tt = 0;</text:p>
      <text:p text:style-name="P5"><text:tab/><text:tab/><text:tab/>gg = 1;</text:p>
      <text:p text:style-name="P5"><text:tab/><text:tab/><text:tab/>to = 0;</text:p>
      <text:p text:style-name="P5"><text:tab/><text:tab/>}</text:p>
      <text:p text:style-name="P5"><text:tab/><text:tab/>if(!point)</text:p>
      <text:p text:style-name="P5"><text:tab/><text:tab/>{</text:p>
      <text:p text:style-name="P5"><text:tab/><text:tab/><text:tab/>tb-&gt;Text = <text:s/>L"0";</text:p>
      <text:p text:style-name="P5"><text:tab/><text:tab/><text:tab/>gg = 1;</text:p>
      <text:p text:style-name="P5"><text:tab/><text:tab/>}</text:p>
      <text:p text:style-name="P5"><text:tab/><text:tab/>int n;</text:p>
      <text:p text:style-name="P5"><text:soft-page-break/><text:tab/><text:tab/>n = Convert::ToDouble(tb-&gt;Text);</text:p>
      <text:p text:style-name="P5"><text:tab/><text:tab/>if(pre == -1)</text:p>
      <text:p text:style-name="P5"><text:tab/><text:tab/>{</text:p>
      <text:p text:style-name="P5"><text:tab/><text:tab/><text:tab/>if((!n)&amp;&amp;(gg))</text:p>
      <text:p text:style-name="P5"><text:tab/><text:tab/><text:tab/><text:tab/>tb-&gt;Text = b-&gt;Text;</text:p>
      <text:p text:style-name="P5"><text:tab/><text:tab/><text:tab/>else if (b) </text:p>
      <text:p text:style-name="P5"><text:tab/><text:tab/><text:tab/><text:tab/>tb-&gt;Text = tb-&gt;Text + b-&gt;Text;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if((!n)&amp;&amp;(gg))</text:p>
      <text:p text:style-name="P5"><text:tab/><text:tab/><text:tab/><text:tab/>tb-&gt;Text = Convert::ToString( pre );</text:p>
      <text:p text:style-name="P5"><text:tab/><text:tab/><text:tab/>else </text:p>
      <text:p text:style-name="P5"><text:tab/><text:tab/><text:tab/><text:tab/>tb-&gt;Text = tb-&gt;Text + Convert::ToString( pre );</text:p>
      <text:p text:style-name="P5"><text:tab/><text:tab/>}</text:p>
      <text:p text:style-name="P5"><text:tab/><text:tab/>point = 1;</text:p>
      <text:p text:style-name="P5"><text:tab/><text:tab/>zn = 0;</text:p>
      <text:p text:style-name="P5"><text:tab/> }</text:p>
      <text:p text:style-name="P5"/>
      <text:p text:style-name="P5">private: System::Void act_Click(System::Object^ <text:s/>sender, System::EventArgs^ <text:s/>e) </text:p>
      <text:p text:style-name="P5"><text:tab/> {</text:p>
      <text:p text:style-name="P5"><text:tab/><text:tab/><text:tab/>if(to)</text:p>
      <text:p text:style-name="P5"><text:tab/><text:tab/><text:tab/><text:tab/>ptr2 = 1;</text:p>
      <text:p text:style-name="P5"><text:tab/><text:tab/><text:tab/>if(!zn)</text:p>
      <text:p text:style-name="P5"><text:tab/><text:tab/><text:tab/>{</text:p>
      <text:p text:style-name="P5"><text:tab/><text:tab/><text:tab/><text:tab/>rav_Click(sender, e);</text:p>
      <text:p text:style-name="P5"><text:tab/><text:tab/><text:tab/><text:tab/>if(!first)</text:p>
      <text:p text:style-name="P5"><text:tab/><text:tab/><text:tab/><text:tab/><text:tab/>first = Convert::ToDouble(tb-&gt;Text);</text:p>
      <text:p text:style-name="P5"><text:tab/><text:tab/><text:tab/><text:tab/>zn = 1;</text:p>
      <text:p text:style-name="P5"><text:tab/><text:tab/><text:tab/><text:tab/></text:p>
      <text:p text:style-name="P5"><text:tab/><text:tab/><text:tab/>}</text:p>
      <text:p text:style-name="P5"><text:tab/><text:tab/><text:tab/>int n, f;</text:p>
      <text:p text:style-name="P5"><text:tab/><text:tab/><text:tab/>if(act)</text:p>
      <text:p text:style-name="P5"><text:tab/><text:tab/><text:tab/><text:tab/>ptr2 = 1;</text:p>
      <text:p text:style-name="P5"><text:tab/><text:tab/><text:tab/>if(pre)</text:p>
      <text:p text:style-name="P5"><text:tab/><text:tab/><text:tab/>{</text:p>
      <text:p text:style-name="P5"><text:tab/><text:tab/><text:tab/><text:tab/>Button^ b= dynamic_cast &lt;Button^&gt; (sender);</text:p>
      <text:p text:style-name="P5"><text:tab/><text:tab/><text:tab/><text:tab/>act = Convert::ToInt32(b-&gt;Tag);</text:p>
      <text:p text:style-name="P5"><text:tab/><text:tab/><text:tab/>}</text:p>
      <text:p text:style-name="P5"><text:tab/><text:tab/><text:tab/>to = 0;<text:tab/><text:tab/></text:p>
      <text:p text:style-name="P5"><text:tab/> }</text:p>
      <text:p text:style-name="P5">private: System::Void rav_Click(System::Object^ <text:s/>sender, System::EventArgs^ <text:s/>e) </text:p>
      <text:p text:style-name="P5"><text:tab/>{</text:p>
      <text:p text:style-name="P5"><text:tab/><text:tab/>int f;</text:p>
      <text:p text:style-name="P5"><text:tab/><text:tab/>double k;</text:p>
      <text:p text:style-name="P5"><text:soft-page-break/><text:tab/><text:tab/>if(((tt) &amp;&amp; (!ptr2)) || (to))</text:p>
      <text:p text:style-name="P5"><text:tab/><text:tab/><text:tab/>first = Convert::ToDouble(tb-&gt;Text);</text:p>
      <text:p text:style-name="P5"><text:tab/><text:tab/>if((!tt) || (!to))</text:p>
      <text:p text:style-name="P5"><text:tab/><text:tab/><text:tab/>tt = Convert::ToDouble(tb-&gt;Text);</text:p>
      <text:p text:style-name="P5"><text:tab/><text:tab/></text:p>
      <text:p text:style-name="P5"><text:tab/><text:tab/>switch (act)</text:p>
      <text:p text:style-name="P5"><text:tab/><text:tab/>{</text:p>
      <text:p text:style-name="P5"><text:tab/><text:tab/>case 1: k = first + tt; break;</text:p>
      <text:p text:style-name="P5"><text:tab/><text:tab/>case 2: k = first - tt; break;</text:p>
      <text:p text:style-name="P5"><text:tab/><text:tab/>case 3: k = first * tt; break;</text:p>
      <text:p text:style-name="P5"><text:tab/><text:tab/>case 4: k = first / tt; break;</text:p>
      <text:p text:style-name="P5"><text:tab/><text:tab/>case 5: k = first * 0.01 * tt; break;</text:p>
      <text:p text:style-name="P5"><text:tab/><text:tab/>}</text:p>
      <text:p text:style-name="P5"><text:tab/><text:tab/>if(act)</text:p>
      <text:p text:style-name="P5"><text:tab/><text:tab/>{</text:p>
      <text:p text:style-name="P5"><text:tab/><text:tab/><text:tab/>first = k;</text:p>
      <text:p text:style-name="P5"><text:tab/><text:tab/><text:tab/>tb-&gt;Text = Convert::ToString(k);</text:p>
      <text:p text:style-name="P5"><text:tab/><text:tab/>}</text:p>
      <text:p text:style-name="P5"><text:tab/><text:tab/>point = 0;</text:p>
      <text:p text:style-name="P5"><text:tab/><text:tab/>ptr2 = 1;</text:p>
      <text:p text:style-name="P5"><text:tab/><text:tab/>if(act)</text:p>
      <text:p text:style-name="P5"><text:tab/><text:tab/><text:tab/>ptr2 = 0;<text:tab/><text:tab/></text:p>
      <text:p text:style-name="P5"><text:tab/><text:tab/>if(!ptr2)</text:p>
      <text:p text:style-name="P5"><text:tab/><text:tab/><text:tab/>to = 1;</text:p>
      <text:p text:style-name="P5"><text:tab/><text:tab/>zn = 1;<text:tab/></text:p>
      <text:p text:style-name="P5"><text:tab/>}</text:p>
      <text:p text:style-name="P5"/>
      <text:p text:style-name="P5">private: System::Void zap_Click(System::Object^ <text:s/>sender, System::EventArgs^ <text:s/>e) </text:p>
      <text:p text:style-name="P5"><text:tab/> {</text:p>
      <text:p text:style-name="P5"><text:tab/><text:tab/> if(gg)</text:p>
      <text:p text:style-name="P5"><text:tab/><text:tab/> {</text:p>
      <text:p text:style-name="P5"><text:tab/><text:tab/><text:tab/> tb-&gt;Text = tb-&gt;Text + ",";</text:p>
      <text:p text:style-name="P5"><text:tab/><text:tab/><text:tab/> gg = 0;</text:p>
      <text:p text:style-name="P5"><text:tab/><text:tab/>}</text:p>
      <text:p text:style-name="P5"><text:tab/><text:tab/> zn = 0;</text:p>
      <text:p text:style-name="P5"><text:tab/> }</text:p>
      <text:p text:style-name="P5"/>
      <text:p text:style-name="P5">private: System::Void act_2(System::Object^ <text:s/>sender, System::EventArgs^ <text:s/>e) </text:p>
      <text:p text:style-name="P5"><text:tab/> {</text:p>
      <text:p text:style-name="P5"><text:tab/><text:tab/>long double n;</text:p>
      <text:p text:style-name="P5"><text:tab/><text:tab/>Button^ b= dynamic_cast &lt;Button^&gt; (sender);</text:p>
      <text:p text:style-name="P5"><text:tab/><text:tab/>switch (Convert::ToInt32(b-&gt;Tag))</text:p>
      <text:p text:style-name="P5"><text:tab/><text:tab/>{</text:p>
      <text:p text:style-name="P5"><text:tab/><text:tab/><text:tab/>case 1:<text:tab/>n = sqrt(Convert::ToDouble(tb-&gt;Text)); break;</text:p>
      <text:p text:style-name="P5"><text:tab/><text:tab/><text:tab/>case 2: n = 1/(Convert::ToDouble(tb-&gt;Text)); break;</text:p>
      <text:p text:style-name="P5"><text:soft-page-break/><text:tab/><text:tab/><text:tab/>case 3: n = -1*Convert::ToDouble(tb-&gt;Text); break;</text:p>
      <text:p text:style-name="P5"><text:tab/><text:tab/>}</text:p>
      <text:p text:style-name="P5"><text:tab/><text:tab/>tb-&gt;Text = Convert::ToString((double)n);</text:p>
      <text:p text:style-name="P5"><text:tab/> }</text:p>
      <text:p text:style-name="P5"/>
      <text:p text:style-name="P12">private: System::Void aboutToolStripMenuItem_Click(System::Object^ <text:s/>sender, <text:tab/><text:tab/>System::EventArgs^ <text:s/>e) </text:p>
      <text:p text:style-name="P5"><text:tab/> {</text:p>
      <text:p text:style-name="P5"><text:tab/><text:tab/> MessageBox::Show("Проект Кислицына Ильи. ПМ-11, 2010",</text:p>
      <text:p text:style-name="P5"><text:tab/> "Калькулятор 1.0", MessageBoxButtons::OK, MessageBoxIcon::Information);</text:p>
      <text:p text:style-name="P5"><text:tab/><text:tab/> }</text:p>
      <text:p text:style-name="P5"/>
      <text:p text:style-name="P14">private: System::Void copyToolStripMenuItem_Click(System::Object^ <text:s/>sender, <text:s text:c="4"/><text:tab/>System::EventArgs^ <text:s/>e) </text:p>
      <text:p text:style-name="P5"><text:tab/><text:tab/> {</text:p>
      <text:p text:style-name="P5"><text:tab/><text:tab/><text:tab/> tb-&gt;SelectAll();</text:p>
      <text:p text:style-name="P5"><text:tab/><text:tab/><text:tab/> tb-&gt;Copy();</text:p>
      <text:p text:style-name="P5"><text:tab/><text:tab/> }</text:p>
      <text:p text:style-name="P5"/>
      <text:p text:style-name="P13">private: System::Void pasteToolStripMenuItem_Click(System::Object^ <text:s/>sender, <text:tab/><text:tab/> <text:s text:c="86"/><text:tab/>System::EventArgs^ <text:s/>e) </text:p>
      <text:p text:style-name="P5"><text:tab/><text:tab/> {</text:p>
      <text:p text:style-name="P5"><text:tab/><text:tab/><text:tab/> tb-&gt;Text = L"";</text:p>
      <text:p text:style-name="P5"><text:tab/><text:tab/><text:tab/> tb-&gt;Paste();</text:p>
      <text:p text:style-name="P5"><text:tab/><text:tab/> }</text:p>
      <text:p text:style-name="P5"/>
      <text:p text:style-name="P15">private: System::Void b1_KeyPress(System::Object^ <text:s/>sender, <text:tab/><text:tab/><text:tab/><text:tab/><text:tab/> <text:s text:c="42"/><text:tab/>System::Windows::Forms::KeyPressEventArgs^ <text:s/>e) </text:p>
      <text:p text:style-name="P5"><text:tab/> {</text:p>
      <text:p text:style-name="P5"><text:tab/><text:tab/> char c = e-&gt;KeyChar;</text:p>
      <text:p text:style-name="P5"><text:tab/><text:tab/> if(!(((c &gt;= '0') &amp;&amp; (c &lt;= '9')) || (c == ',')))</text:p>
      <text:p text:style-name="P5"><text:tab/><text:tab/><text:tab/> e-&gt;KeyChar = 0;<text:tab/> </text:p>
      <text:p text:style-name="P5"><text:tab/><text:tab/> else if((c &gt;= '0') &amp;&amp; (c &lt;= '9')) </text:p>
      <text:p text:style-name="P5"><text:tab/><text:tab/> {</text:p>
      <text:p text:style-name="P5"><text:tab/><text:tab/><text:tab/> pre = c - '0';</text:p>
      <text:p text:style-name="P5"><text:tab/><text:tab/><text:tab/> b1_Click(sender, e);</text:p>
      <text:p text:style-name="P5"><text:tab/><text:tab/><text:tab/> pre = -1;</text:p>
      <text:p text:style-name="P5"><text:tab/><text:tab/> }</text:p>
      <text:p text:style-name="P5"><text:tab/><text:tab/> else if(c == ',')</text:p>
      <text:p text:style-name="P5"><text:tab/><text:tab/><text:tab/> zap_Click(sender, e);</text:p>
      <text:p text:style-name="P5"><text:tab/><text:tab/><text:tab/> </text:p>
      <text:p text:style-name="P5"><text:tab/><text:tab/> switch (c)</text:p>
      <text:p text:style-name="P5"><text:tab/><text:tab/> {</text:p>
      <text:p text:style-name="P5"/>
      <text:p text:style-name="P5"/>
      <text:p text:style-name="P5"><text:soft-page-break/><text:tab/><text:tab/><text:tab/> case '+': <text:s/>{</text:p>
      <text:p text:style-name="P5"><text:tab/><text:tab/><text:tab/><text:tab/>pre = 0;</text:p>
      <text:p text:style-name="P5"><text:tab/><text:tab/><text:tab/><text:tab/>act = 1;</text:p>
      <text:p text:style-name="P5"><text:tab/><text:tab/><text:tab/><text:tab/>act_Click(sender, e);</text:p>
      <text:p text:style-name="P5"><text:tab/><text:tab/><text:tab/><text:tab/>pre = -1;</text:p>
      <text:p text:style-name="P5"><text:tab/><text:tab/><text:tab/> }break;</text:p>
      <text:p text:style-name="P5"><text:tab/><text:tab/><text:tab/> case '-': <text:s/>{</text:p>
      <text:p text:style-name="P5"><text:tab/><text:tab/><text:tab/><text:tab/>pre = 0;</text:p>
      <text:p text:style-name="P5"><text:tab/><text:tab/><text:tab/><text:tab/>act = 2;</text:p>
      <text:p text:style-name="P5"><text:tab/><text:tab/><text:tab/><text:tab/>act_Click(sender, e);</text:p>
      <text:p text:style-name="P5"><text:tab/><text:tab/><text:tab/><text:tab/>pre = -1;</text:p>
      <text:p text:style-name="P5"><text:tab/><text:tab/><text:tab/> }break;</text:p>
      <text:p text:style-name="P5"><text:tab/><text:tab/><text:tab/> case '*': <text:s/>{</text:p>
      <text:p text:style-name="P5"><text:tab/><text:tab/><text:tab/><text:tab/>pre = 0;</text:p>
      <text:p text:style-name="P5"><text:tab/><text:tab/><text:tab/><text:tab/>act_Click(sender, e);</text:p>
      <text:p text:style-name="P5"><text:tab/><text:tab/><text:tab/><text:tab/>act = 3;</text:p>
      <text:p text:style-name="P5"><text:tab/><text:tab/><text:tab/><text:tab/>pre = -1;</text:p>
      <text:p text:style-name="P5"><text:tab/><text:tab/><text:tab/> }break;</text:p>
      <text:p text:style-name="P5"><text:tab/><text:tab/><text:tab/> case '/': </text:p>
      <text:p text:style-name="P5"><text:tab/><text:tab/><text:tab/> {</text:p>
      <text:p text:style-name="P5"><text:tab/><text:tab/><text:tab/><text:tab/>pre = 0;<text:tab/><text:tab/><text:tab/></text:p>
      <text:p text:style-name="P5"><text:tab/><text:tab/><text:tab/><text:tab/>act_Click(sender, e);</text:p>
      <text:p text:style-name="P5"><text:tab/><text:tab/><text:tab/><text:tab/>act = 4;</text:p>
      <text:p text:style-name="P5"><text:tab/><text:tab/><text:tab/><text:tab/>pre = -1;</text:p>
      <text:p text:style-name="P5"><text:tab/><text:tab/><text:tab/> }break;</text:p>
      <text:p text:style-name="P5"><text:tab/><text:tab/><text:tab/> case 13: rav_Click(sender, e); break;</text:p>
      <text:p text:style-name="P5"><text:tab/><text:tab/> }<text:tab/><text:tab/><text:tab/> <text:tab/> </text:p>
      <text:p text:style-name="P5"><text:tab/>}<text:tab/> </text:p>
      <text:p text:style-name="P5">private: System::Void c_Click(System::Object^ <text:s/>sender, System::EventArgs^ <text:s/>e) </text:p>
      <text:p text:style-name="P5"><text:tab/> {</text:p>
      <text:p text:style-name="P5"><text:tab/><text:tab/>first = 0;</text:p>
      <text:p text:style-name="P5"><text:tab/><text:tab/>tt = 0;</text:p>
      <text:p text:style-name="P5"><text:tab/><text:tab/>point = 1;</text:p>
      <text:p text:style-name="P5"><text:tab/><text:tab/>ptr2 = 0;</text:p>
      <text:p text:style-name="P5"><text:tab/><text:tab/>act = 0;</text:p>
      <text:p text:style-name="P5"><text:tab/><text:tab/>gg = 1;</text:p>
      <text:p text:style-name="P5"><text:tab/><text:tab/>tb-&gt;Text = L"0";</text:p>
      <text:p text:style-name="P5"><text:tab/><text:tab/>zn = 0;</text:p>
      <text:p text:style-name="P5"><text:tab/><text:tab/>to = 0;</text:p>
      <text:p text:style-name="P5"><text:tab/><text:tab/>ravno-&gt;Focus();</text:p>
      <text:p text:style-name="P5"><text:tab/> }</text:p>
      <text:p text:style-name="P5">private: System::Void tb_Click(System::Object^ <text:s/>sender, System::EventArgs^ <text:s/>e) </text:p>
      <text:p text:style-name="P5"><text:tab/> {</text:p>
      <text:p text:style-name="P5"><text:tab/><text:tab/> ravno-&gt;Focus();</text:p>
      <text:p text:style-name="P5"><text:tab/> }</text:p>
      <text:p text:style-name="P4"><text:soft-page-break/>Краткие выводы </text:p>
      <text:p text:style-name="P9">Работа с глобальными переменными трудоёмка, к тому же, теряется прозрачность кода. В ходе выполнения данной лабораторной работы получен навык работы с событиями и считываением данных с клавиатуры.</text:p>
      <text:p text:style-name="P9"/>
      <text:p text:style-name="P9"/>
      <text:p text:style-name="P10"><draw:frame draw:style-name="fr1" draw:name="Графический объект1" text:anchor-type="paragraph" svg:width="13.07cm" svg:height="6.987cm" draw:z-index="0"><draw:image xlink:href="Pictures/200000070000330F00001B4A8EB955F9.svm" xlink:type="simple" xlink:show="embed" xlink:actuate="onLoad"/></draw:frame>Рис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773cm" fo:margin-right="1.52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0H36M18S</meta:editing-duration>
    <meta:editing-cycles>30</meta:editing-cycles>
    <meta:generator>OpenOffice.org/3.1$Win32 OpenOffice.org_project/310m19$Build-9420</meta:generator>
    <dc:date>2010-02-28T13:17:57.07</dc:date>
    <meta:print-date>2009-11-13T18:13:40.45</meta:print-date>
    <meta:document-statistic meta:table-count="0" meta:image-count="1" meta:object-count="0" meta:page-count="7" meta:paragraph-count="217" meta:word-count="701" meta:character-count="5318"/>
    <meta:user-defined meta:name="Info 1"/>
    <meta:user-defined meta:name="Info 2"/>
    <meta:user-defined meta:name="Info 3"/>
    <meta:user-defined meta:name="Info 4"/>
  </office:meta>
</office:document-meta>
</file>